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82.7">
            <text:p>282.7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82.7">
            <text:p>282.7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mattress 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71.7">
            <text:p>71.7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vp mea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2])" office:value-type="float" office:value="10473.550405">
            <text:p>10473.6</text:p>
          </table:table-cell>
          <table:table-cell table:style-name="ce6" table:formula="oooc:=[.C73]*0.0022046226" office:value-type="float" office:value="23.0902259251021">
            <text:p>23.1</text:p>
          </table:table-cell>
          <table:table-cell table:number-columns-repeated="2"/>
          <table:table-cell table:style-name="ce3" table:formula="oooc:=SUM([.G2:.G72])" office:value-type="float" office:value="9319.719885">
            <text:p>9319.7</text:p>
          </table:table-cell>
          <table:table-cell table:style-name="ce6" table:formula="oooc:=[.G73]*0.0022046226" office:value-type="float" office:value="20.5464650841404">
            <text:p>20.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:items.IV2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1">31/08/2008</text:date>, <text:time>19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garet Tidman</meta:initial-creator>
    <meta:creation-date>2008-08-24T21:26:49</meta:creation-date>
    <dc:creator>Tyler Tidman</dc:creator>
    <dc:date>2008-08-31T18:33:14</dc:date>
    <meta:editing-cycles>123</meta:editing-cycles>
    <meta:editing-duration>PT10H3M18S</meta:editing-duration>
    <meta:user-defined meta:name="Info 1"/>
    <meta:user-defined meta:name="Info 2"/>
    <meta:user-defined meta:name="Info 3"/>
    <meta:user-defined meta:name="Info 4"/>
    <meta:document-statistic meta:table-count="2" meta:cell-count="310"/>
  </office:meta>
</office:document-meta>
</file>